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9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4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nom_parking</text:p>
          </table:table-cell>
          <table:table-cell office:value-type="string">
            <text:p>type_service</text:p>
          </table:table-cell>
          <table:table-cell office:value-type="string">
            <text:p>service</text:p>
          </table:table-cell>
          <table:table-cell office:value-type="string">
            <text:p>nb_services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Antigon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ntigone</text:p>
          </table:table-cell>
          <table:table-cell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Mise à disposition de containers spéciaux pour piles usagées, cartouches d'imprimante, revues et journaux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ntigon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Recharge de véhicules électriques libre servi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Station de gonflage de pneu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Station de lavage de véhicules (sur place ou sur RDV)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Centre de relation clients téléphonique et Internet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Exposition d'œuvres d'art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Mise à disposition de fiches tarifaires et/ou de brochures de l'office du tourism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anneaux d'affichage des services, tarifs, informations, évènements, publicités, disposés aux endroits stratégiqu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lans des quartiers et de la ville consultabl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lans du parking disposés aux endroits stratégiqu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ublicité en faveur des commerces partenaires, géographiquement proches du parking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Réalisation d'enquêtes de satisfaction et de contrôles de qualité des servic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Site Internet informatif et commercial accessible sur mobiles et/ou géolocalisation du parking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Multiplicité des moyens de paiement, achat de tickets de stationnement par Internet ou mobi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Offre promotionnelle - Commerçants : achat à tarif réduit de bons de paiement stationnement pour la clientè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Partenaire de l'opération "chèque parking"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Réservation des places de stationnement lors de la fête de la musiqu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CURITE</text:p>
          </table:table-cell>
          <table:table-cell table:style-name="ce3" office:value-type="string">
            <text:p>Vidéo surveillan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mbiance olfactiv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scenseur(s)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Consigne à casques, et consigne équipements motos 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laces « fair-play », de confort et/ou de courtoisie et/ou VIP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niers et caba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Radio / ambiance sonore agréab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Toilettes gratuit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Arc de Triomphe</text:p>
          </table:table-cell>
          <table:table-cell table:style-name="ce2" office:value-type="string">
            <text:p>VELOS - 2 ROUES MOTORISES</text:p>
          </table:table-cell>
          <table:table-cell table:style-name="ce3" office:value-type="string">
            <text:p>Stationnement gratuit vélos (sécurisé ou non)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Arceaux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Mise à disposition de containers spéciaux pour piles usagées, cartouches d'imprimante, revues et journaux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Toilettes gratuites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Arceaux</text:p>
          </table:table-cell>
          <table:table-cell table:style-name="ce2" office:value-type="string">
            <text:p>VELOS - 2 ROUES MOTORISES</text:p>
          </table:table-cell>
          <table:table-cell table:style-name="ce3" office:value-type="string">
            <text:p>Stationnement gratuit vélos (sécurisé ou non)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Recharge de véhicules électriques libre service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Station de lavage de véhicules (sur place ou sur RDV)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Abonnement à tarif préférentiel pour les véhicules électriques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CURITE</text:p>
          </table:table-cell>
          <table:table-cell table:style-name="ce3" office:value-type="string">
            <text:p>Jalonnement lumineux ou dynamique jusqu'à la place de parking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scenseur(s)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Consigne à casques, et consigne équipements motos 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Mise à disposition de containers spéciaux pour piles usagées, cartouches d'imprimante, revues et journaux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laces « fair-play », de confort et/ou de courtoisie et/ou VIP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Radio / ambiance sonore agréable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Toilettes gratuites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Comedie</text:p>
          </table:table-cell>
          <table:table-cell table:style-name="ce2" office:value-type="string">
            <text:p>VELOS - 2 ROUES MOTORISES</text:p>
          </table:table-cell>
          <table:table-cell table:style-name="ce3" office:value-type="string">
            <text:p>Stationnement gratuit vélos (sécurisé ou non)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Mise à disposition de containers spéciaux pour piles usagées, cartouches d'imprimante, revues et journaux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Europ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Radio / ambiance sonore agréable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Recharge de véhicules électriques libre servi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Station de gonflage de pneu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Station de lavage de véhicules (sur place ou sur RDV)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Centre de relation clients téléphonique et Internet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Exposition d'œuvres d'art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Mise à disposition de fiches tarifaires et/ou de brochures de l'office du tourism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anneaux d'affichage des services, tarifs, informations, évènements, publicités, disposés aux endroits stratégiqu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lans des quartiers et de la ville consultabl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lans du parking disposés aux endroits stratégiqu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ublicité en faveur des commerces partenaires, géographiquement proches du parking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Réalisation d'enquêtes de satisfaction et de contrôles de qualité des servic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Site Internet informatif et commercial accessible sur mobiles et/ou géolocalisation du parking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Multiplicité des moyens de paiement, achat de tickets de stationnement par Internet ou mobi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Offre promotionnelle - Commerçants : achat à tarif réduit de bons de paiement stationnement pour la clientè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Partenaire de l'opération "chèque parking"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Réservation des places de stationnement lors de la fête de la musiqu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CURITE</text:p>
          </table:table-cell>
          <table:table-cell table:style-name="ce3" office:value-type="string">
            <text:p>Vidéo surveillan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mbiance olfactiv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scenseur(s)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Consigne à casques, et consigne équipements motos 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laces « fair-play », de confort et/ou de courtoisie et/ou VIP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niers et caba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Radio / ambiance sonore agréab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Foch-Préfectur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Toilettes gratuite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Tarifs avantageux pour les voyageurs SNCF (4€ à 5€/jour sur présentation du billet SNCF)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SECURITE</text:p>
          </table:table-cell>
          <table:table-cell table:style-name="ce3" office:value-type="string">
            <text:p>Vidéo surveillan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Mise à disposition de containers spéciaux pour piles usagées, cartouches d'imprimante, revues et journaux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Radio / ambiance sonore agréab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VELOS - 2 ROUES MOTORISES</text:p>
          </table:table-cell>
          <table:table-cell table:style-name="ce3" office:value-type="string">
            <text:p>Prêt gracieux de vélos pour les clients du parking (ou pour abonnés TaM stationnement ou transport)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Gambetta</text:p>
          </table:table-cell>
          <table:table-cell table:style-name="ce2" office:value-type="string">
            <text:p>VELOS - 2 ROUES MOTORISES</text:p>
          </table:table-cell>
          <table:table-cell table:style-name="ce3" office:value-type="string">
            <text:p>Stationnement gratuit vélos (sécurisé ou non)</text:p>
          </table:table-cell>
          <table:table-cell table:style-name="ce4" office:value-type="float" office:value="2">
            <text:p>2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Recharge de véhicules électriques libre servi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Station de gonflage de pneu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Multiplicité des moyens de paiement, achat de tickets de stationnement par Internet ou mobi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SECURITE</text:p>
          </table:table-cell>
          <table:table-cell table:style-name="ce3" office:value-type="string">
            <text:p>Vidéo surveillan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scenseur(s)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laces « fair-play », de confort et/ou de courtoisie et/ou VIP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Radio / ambiance sonore agréab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Hôtel de Ville</text:p>
          </table:table-cell>
          <table:table-cell table:style-name="ce2" office:value-type="string">
            <text:p>VELOS - 2 ROUES MOTORISES</text:p>
          </table:table-cell>
          <table:table-cell table:style-name="ce3" office:value-type="string">
            <text:p>Stationnement gratuit vélos (sécurisé ou non)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Tarifs avantageux pour les voyageurs SNCF (4€ à 5€/jour sur présentation du billet SNCF)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SECURITE</text:p>
          </table:table-cell>
          <table:table-cell table:style-name="ce3" office:value-type="string">
            <text:p>Vidéo surveillance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Mise à disposition de containers spéciaux pour piles usagées, cartouches d'imprimante, revues et journaux</text:p>
          </table:table-cell>
          <table:table-cell table:style-name="ce4" office:value-type="float" office:value="1">
            <text:p>1</text:p>
          </table:table-cell>
        </table:table-row>
        <table:table-row table:style-name="ro4">
          <table:table-cell table:style-name="ce1" office:value-type="string">
            <text:p>Laissac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ACCESSIBILITE PMR</text:p>
          </table:table-cell>
          <table:table-cell table:style-name="ce3" office:value-type="string">
            <text:p>Accessibilité PMR : moyens spécifiques proposé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Auto-partage et/ou location de véhicules thermiques et/ou électriques/covoiturag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DEPANNAGE ET ENTRETIEN VEHICULES MOTORISES</text:p>
          </table:table-cell>
          <table:table-cell table:style-name="ce3" office:value-type="string">
            <text:p>Chargeur de batterie gratuit (mise à disposition)/Kit de dépannage véhicules/Bombe anticrevaison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ésentoirs à journaux gratuits 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Printemps des poètes : affichage de poèmes et distribution gratuite de recueils de poèmes <text:s/>sur demande pendant un moi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INFORMATIONS ET CULTURE</text:p>
          </table:table-cell>
          <table:table-cell table:style-name="ce3" office:value-type="string">
            <text:p>Site Internet informatif et commercial accessible sur mobiles et/ou géolocalisation du parking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Multiplicité des moyens de paiement, achat de tickets de stationnement par Internet ou mobi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Offre promotionnelle - Commerçants : achat à tarif réduit de bons de paiement stationnement pour la clientè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Stationnement gratuit le jour de l'anniversaire du client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OFFRES PROMOTIONNELLES ET FACILITES DE PAIEMENT</text:p>
          </table:table-cell>
          <table:table-cell table:style-name="ce3" office:value-type="string">
            <text:p>Stationnement gratuit pour les mariés et tarif préférentiel pour les invités le jour du mariag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SECURITE</text:p>
          </table:table-cell>
          <table:table-cell table:style-name="ce3" office:value-type="string">
            <text:p>Vidéo surveillanc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Accompagnement à la place de stationnement (sur demande) y compris PMR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niers et cabas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Prêt de paraplui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SERVICES DE COURTOISIE</text:p>
          </table:table-cell>
          <table:table-cell table:style-name="ce3" office:value-type="string">
            <text:p>Radio / ambiance sonore agréable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Pitot</text:p>
          </table:table-cell>
          <table:table-cell table:style-name="ce2" office:value-type="string">
            <text:p>VELOS - 2 ROUES MOTORISES</text:p>
          </table:table-cell>
          <table:table-cell table:style-name="ce3" office:value-type="string">
            <text:p>Prêt gracieux de vélos pour les clients du parking (ou pour abonnés TaM stationnement ou transport)</text:p>
          </table:table-cell>
          <table:table-cell table:style-name="ce4" office:value-type="float" office:value="1">
            <text:p>1</text:p>
          </table:table-cell>
        </table:table-row>
        <table:table-row table:style-name="ro2" table:number-rows-repeated="1048425">
          <table:table-cell table:number-columns-repeated="4"/>
        </table:table-row>
        <table:table-row table:style-name="ro2">
          <table:table-cell table:number-columns-repeated="4"/>
        </table:table-row>
        <table:named-expressions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  <table:named-range table:name="Excel_BuiltIn_Print_Area" table:base-cell-address="$Feuille1.$A$1" table:cell-range-address="$Feuille1.$A$1:.$B$12" table:range-usable-as="print-range"/>
        </table:named-expressions>
      </table:table>
      <table:table table:name="Feuille2" table:style-name="ta1" table:print="false">
        <table:table-column table:style-name="co1" table:default-cell-style-name="Default"/>
        <table:table-row table:style-name="ro5">
          <table:table-cell/>
        </table:table-row>
        <table:named-expressions/>
      </table:table>
      <table:table table:name="Feuille3" table:style-name="ta1" table:print="false">
        <table:table-column table:style-name="co1" table:default-cell-style-name="Default"/>
        <table:table-row table:style-name="ro5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72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72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68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0.635cm" fo:margin-right="0.635cm" style:first-page-number="continue" style:scale-to="73%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77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64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/01/2017</text:date>, <text:time>16:4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tigone-services" style:display-name="PageStyle_Antigone-ser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igone-services_20_1" style:display-name="PageStyle_Antigone-service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igone-services_20_2" style:display-name="PageStyle_Antigone-service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_20_de_20_Triomphe-services" style:display-name="PageStyle_Arc de Triomphe-servic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rc_20_de_20_Triomphe-services_20_1" style:display-name="PageStyle_Arc de Triomphe-servic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rc_20_de_20_Triomphe-services_20_2" style:display-name="PageStyle_Arc de Triomphe-servic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rceaux-services" style:display-name="PageStyle_Arceaux-servi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édie_20_-services" style:display-name="PageStyle_Comédie -servic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Comédie_20_-services_20_1" style:display-name="PageStyle_Comédie -service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uropa-services" style:display-name="PageStyle_Europa-servi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ch-Préfecture-services" style:display-name="PageStyle_Foch-Préfecture-servic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ch-Préfecture-services_20_1" style:display-name="PageStyle_Foch-Préfecture-servic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ch-Préfecture-services_20_2" style:display-name="PageStyle_Foch-Préfecture-servic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ch-Préfecture-services_20_3" style:display-name="PageStyle_Foch-Préfecture-service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ch-Préfecture-services_20_4" style:display-name="PageStyle_Foch-Préfecture-services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ambetta-services" style:display-name="PageStyle_Gambetta-servi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mbetta-services_20_1" style:display-name="PageStyle_Gambetta-servic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ôtel_20_de_20_ville-services" style:display-name="PageStyle_Hôtel de ville-servi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ôtel_20_de_20_ville-services_20_1" style:display-name="PageStyle_Hôtel de ville-servic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aissac-services" style:display-name="PageStyle_Laissac-servi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issac-services_20_1" style:display-name="PageStyle_Laissac-service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aissac-services_20_2" style:display-name="PageStyle_Laissac-services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tot-Peyrou-services" style:display-name="PageStyle_Pitot-Peyrou-services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Pitot-Peyrou-services_20_1" style:display-name="PageStyle_Pitot-Peyrou-services 1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cherel</meta:initial-creator>
    <meta:creation-date>2017-01-11T16:06:35.12</meta:creation-date>
    <dc:date>2017-01-11T16:44:23.35</dc:date>
    <dc:creator>julien cherel</dc:creator>
    <meta:editing-duration>PT22M36S</meta:editing-duration>
    <meta:editing-cycles>1</meta:editing-cycles>
    <meta:document-statistic meta:table-count="3" meta:cell-count="600" meta:object-count="0"/>
    <meta:generator>OpenOffice/4.1.1$Win32 OpenOffice.org_project/411m6$Build-9775</meta:generator>
  </office:meta>
</office:document-meta>
</file>